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8.399cm" svg:height="8.484cm" svg:x="2.314cm" svg:y="6.963cm">
            <draw:object draw:notify-on-update-of-ranges="Hoja1.B5:Hoja1.B9 Hoja1.C4:Hoja1.C4 Hoja1.C5:Hoja1.C9 Hoja1.B5:Hoja1.B9 Hoja1.D4:Hoja1.D4 Hoja1.D5:Hoja1.D9 Hoja1.B5:Hoja1.B9 Hoja1.F4:Hoja1.F4 Hoja1.F5:Hoja1.F9 Hoja1.B5:Hoja1.B9 Hoja1.H3:Hoja1.H4 Hoja1.H5:Hoja1.H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73cm" svg:height="8.991cm" svg:x="2.481cm" svg:y="26.386cm">
            <draw:object draw:notify-on-update-of-ranges="Hoja1.B5:Hoja1.B9 Hoja1.D4:Hoja1.D4 Hoja1.E5:Hoja1.E9 Hoja1.B5:Hoja1.B9 Hoja1.F4:Hoja1.F4 Hoja1.G5:Hoja1.G9 Hoja1.B5:Hoja1.B9 Hoja1.H4:Hoja1.H4 Hoja1.I5:Hoja1.I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002cm" svg:height="8.991cm" svg:x="25.257cm" svg:y="6.056cm">
            <draw:object draw:notify-on-update-of-ranges="Hoja1.L4:Hoja1.L4 Hoja1.L5:Hoja1.L9 Hoja1.K5:Hoja1.K9 Hoja1.M4:Hoja1.M4 Hoja1.M5:Hoja1.M9 Hoja1.K5:Hoja1.K9 Hoja1.O4:Hoja1.O4 Hoja1.O5:Hoja1.O9 Hoja1.K5:Hoja1.K9 Hoja1.Q4:Hoja1.Q4 Hoja1.Q5:Hoja1.Q9 Hoja1.L5:Hoja1.L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6.002cm" svg:height="8.991cm" svg:x="25.536cm" svg:y="26.199cm">
            <draw:object draw:notify-on-update-of-ranges="Hoja1.N4:Hoja1.N4 Hoja1.N5:Hoja1.N9 Hoja1.K5:Hoja1.K9 Hoja1.O4:Hoja1.O4 Hoja1.P5:Hoja1.P9 Hoja1.K5:Hoja1.K9 Hoja1.Q4:Hoja1.Q4 Hoja1.R5:Hoja1.R9 Hoja1.K5:Hoja1.K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2.637cm" svg:y="16.4cm">
            <draw:object draw:notify-on-update-of-ranges="Hoja1.D4:Hoja1.D4 Hoja1.D5:Hoja1.D9 Hoja1.B5:Hoja1.B9 Hoja1.F4:Hoja1.F4 Hoja1.F5:Hoja1.F9 Hoja1.B5:Hoja1.B9 Hoja1.H4:Hoja1.H4 Hoja1.H5:Hoja1.H9 Hoja1.B5:Hoja1.B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73cm" svg:height="8.991cm" svg:x="25.369cm" svg:y="16.594cm">
            <draw:object draw:notify-on-update-of-ranges="Hoja1.M4:Hoja1.M4 Hoja1.M5:Hoja1.M9 Hoja1.K5:Hoja1.K9 Hoja1.O4:Hoja1.O4 Hoja1.O5:Hoja1.O9 Hoja1.K5:Hoja1.K9 Hoja1.Q4:Hoja1.Q4 Hoja1.Q5:Hoja1.Q9 Hoja1.K5:Hoja1.K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Blocksize=4</text:p>
          </table:table-cell>
          <table:table-cell table:number-columns-repeated="8"/>
          <table:table-cell table:style-name="ce1" office:value-type="string">
            <text:p>Blocksize=32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N</text:p>
          </table:table-cell>
          <table:table-cell table:style-name="ce1" office:value-type="string">
            <text:p>Secuencial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Aceleración</text:p>
          </table:table-cell>
          <table:table-cell table:style-name="ce1" office:value-type="string">
            <text:p>Caching</text:p>
          </table:table-cell>
          <table:table-cell table:style-name="ce1" office:value-type="string">
            <text:p>Aceleración </text:p>
          </table:table-cell>
          <table:table-cell table:style-name="ce1" office:value-type="string">
            <text:p>Tile</text:p>
          </table:table-cell>
          <table:table-cell table:style-name="ce1" office:value-type="string">
            <text:p>Aceleración</text:p>
          </table:table-cell>
          <table:table-cell/>
          <table:table-cell table:style-name="ce1" office:value-type="string">
            <text:p>N</text:p>
          </table:table-cell>
          <table:table-cell table:style-name="ce1" office:value-type="string">
            <text:p>Secuencial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Aceleración</text:p>
          </table:table-cell>
          <table:table-cell table:style-name="ce1" office:value-type="string">
            <text:p>Caching</text:p>
          </table:table-cell>
          <table:table-cell table:style-name="ce1" office:value-type="string">
            <text:p>Aceleración </text:p>
          </table:table-cell>
          <table:table-cell table:style-name="ce1" office:value-type="string">
            <text:p>Tile</text:p>
          </table:table-cell>
          <table:table-cell table:style-name="ce1" office:value-type="string">
            <text:p>Aceleración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00001">
            <text:p>0,000001</text:p>
          </table:table-cell>
          <table:table-cell office:value-type="float" office:value="0.000049">
            <text:p>0,000049</text:p>
          </table:table-cell>
          <table:table-cell table:formula="of:=[.C5]/[.D5]" office:value-type="float" office:value="0.0204081632653061">
            <text:p>0,0204081633</text:p>
          </table:table-cell>
          <table:table-cell office:value-type="float" office:value="0.000035">
            <text:p>0,000035</text:p>
          </table:table-cell>
          <table:table-cell table:formula="of:=[.C5]/[.F5]" office:value-type="float" office:value="0.0285714285714286">
            <text:p>0,0285714286</text:p>
          </table:table-cell>
          <table:table-cell office:value-type="float" office:value="0.00003">
            <text:p>0,00003</text:p>
          </table:table-cell>
          <table:table-cell table:formula="of:=[.C5]/[.H5]" office:value-type="float" office:value="0.0333333333333333">
            <text:p>0,0333333333</text:p>
          </table:table-cell>
          <table:table-cell/>
          <table:table-cell office:value-type="float" office:value="32">
            <text:p>32</text:p>
          </table:table-cell>
          <table:table-cell office:value-type="float" office:value="0.000003">
            <text:p>0,000003</text:p>
          </table:table-cell>
          <table:table-cell office:value-type="float" office:value="0.00005">
            <text:p>0,00005</text:p>
          </table:table-cell>
          <table:table-cell table:formula="of:=[.L5]/[.M5]" office:value-type="float" office:value="0.06">
            <text:p>0,06</text:p>
          </table:table-cell>
          <table:table-cell office:value-type="float" office:value="0.000029">
            <text:p>0,000029</text:p>
          </table:table-cell>
          <table:table-cell table:formula="of:=[.L5]/[.O5]" office:value-type="float" office:value="0.103448275862069">
            <text:p>0,1034482759</text:p>
          </table:table-cell>
          <table:table-cell office:value-type="float" office:value="0.000027">
            <text:p>0,000027</text:p>
          </table:table-cell>
          <table:table-cell table:formula="of:=[.L5]/[.Q5]" office:value-type="float" office:value="0.111111111111111">
            <text:p>0,1111111111</text:p>
          </table:table-cell>
        </table:table-row>
        <table:table-row table:style-name="ro1">
          <table:table-cell/>
          <table:table-cell table:formula="of:=[.B5]*16" office:value-type="float" office:value="256">
            <text:p>256</text:p>
          </table:table-cell>
          <table:table-cell office:value-type="float" office:value="0.000006">
            <text:p>0,000006</text:p>
          </table:table-cell>
          <table:table-cell office:value-type="float" office:value="0.00005">
            <text:p>0,00005</text:p>
          </table:table-cell>
          <table:table-cell table:formula="of:=[.C6]/[.D6]" office:value-type="float" office:value="0.12">
            <text:p>0,12</text:p>
          </table:table-cell>
          <table:table-cell office:value-type="float" office:value="0.000038">
            <text:p>0,000038</text:p>
          </table:table-cell>
          <table:table-cell table:formula="of:=[.C6]/[.F6]" office:value-type="float" office:value="0.157894736842105">
            <text:p>0,1578947368</text:p>
          </table:table-cell>
          <table:table-cell office:value-type="float" office:value="0.000028">
            <text:p>0,000028</text:p>
          </table:table-cell>
          <table:table-cell table:formula="of:=[.C6]/[.H6]" office:value-type="float" office:value="0.214285714285714">
            <text:p>0,2142857143</text:p>
          </table:table-cell>
          <table:table-cell/>
          <table:table-cell table:formula="of:=16*16" office:value-type="float" office:value="256">
            <text:p>256</text:p>
          </table:table-cell>
          <table:table-cell office:value-type="float" office:value="0.000011">
            <text:p>0,000011</text:p>
          </table:table-cell>
          <table:table-cell office:value-type="float" office:value="0.000051">
            <text:p>0,000051</text:p>
          </table:table-cell>
          <table:table-cell table:formula="of:=[.L6]/[.M6]" office:value-type="float" office:value="0.215686274509804">
            <text:p>0,2156862745</text:p>
          </table:table-cell>
          <table:table-cell office:value-type="float" office:value="0.000029">
            <text:p>0,000029</text:p>
          </table:table-cell>
          <table:table-cell table:formula="of:=[.L6]/[.O6]" office:value-type="float" office:value="0.379310344827586">
            <text:p>0,3793103448</text:p>
          </table:table-cell>
          <table:table-cell office:value-type="float" office:value="0.000027">
            <text:p>0,000027</text:p>
          </table:table-cell>
          <table:table-cell table:formula="of:=[.L6]/[.Q6]" office:value-type="float" office:value="0.407407407407407">
            <text:p>0,4074074074</text:p>
          </table:table-cell>
        </table:table-row>
        <table:table-row table:style-name="ro1">
          <table:table-cell/>
          <table:table-cell table:formula="of:=[.B6]*16" office:value-type="float" office:value="4096">
            <text:p>4096</text:p>
          </table:table-cell>
          <table:table-cell office:value-type="float" office:value="0.000064">
            <text:p>0,000064</text:p>
          </table:table-cell>
          <table:table-cell office:value-type="float" office:value="0.000068">
            <text:p>0,000068</text:p>
          </table:table-cell>
          <table:table-cell table:formula="of:=[.C7]/[.D7]" office:value-type="float" office:value="0.941176470588235">
            <text:p>0,9411764706</text:p>
          </table:table-cell>
          <table:table-cell office:value-type="float" office:value="0.000045">
            <text:p>0,000045</text:p>
          </table:table-cell>
          <table:table-cell table:formula="of:=[.C7]/[.F7]" office:value-type="float" office:value="1.42222222222222">
            <text:p>1,4222222222</text:p>
          </table:table-cell>
          <table:table-cell office:value-type="float" office:value="0.000042">
            <text:p>0,000042</text:p>
          </table:table-cell>
          <table:table-cell table:formula="of:=[.C7]/[.H7]" office:value-type="float" office:value="1.52380952380952">
            <text:p>1,5238095238</text:p>
          </table:table-cell>
          <table:table-cell/>
          <table:table-cell table:formula="of:=[.K6]*16" office:value-type="float" office:value="4096">
            <text:p>4096</text:p>
          </table:table-cell>
          <table:table-cell office:value-type="float" office:value="0.000084">
            <text:p>0,000084</text:p>
          </table:table-cell>
          <table:table-cell office:value-type="float" office:value="0.000057">
            <text:p>0,000057</text:p>
          </table:table-cell>
          <table:table-cell table:formula="of:=[.L7]/[.M7]" office:value-type="float" office:value="1.47368421052632">
            <text:p>1,4736842105</text:p>
          </table:table-cell>
          <table:table-cell office:value-type="float" office:value="0.000036">
            <text:p>0,000036</text:p>
          </table:table-cell>
          <table:table-cell table:formula="of:=[.L7]/[.O7]" office:value-type="float" office:value="2.33333333333333">
            <text:p>2,3333333333</text:p>
          </table:table-cell>
          <table:table-cell office:value-type="float" office:value="0.000035">
            <text:p>0,000035</text:p>
          </table:table-cell>
          <table:table-cell table:formula="of:=[.L7]/[.Q7]" office:value-type="float" office:value="2.4">
            <text:p>2,4</text:p>
          </table:table-cell>
        </table:table-row>
        <table:table-row table:style-name="ro1">
          <table:table-cell/>
          <table:table-cell table:formula="of:=[.B7]*16" office:value-type="float" office:value="65536">
            <text:p>65536</text:p>
          </table:table-cell>
          <table:table-cell office:value-type="float" office:value="0.002484">
            <text:p>0,002484</text:p>
          </table:table-cell>
          <table:table-cell office:value-type="float" office:value="0.000308">
            <text:p>0,000308</text:p>
          </table:table-cell>
          <table:table-cell table:formula="of:=[.C8]/[.D8]" office:value-type="float" office:value="8.06493506493507">
            <text:p>8,0649350649</text:p>
          </table:table-cell>
          <table:table-cell office:value-type="float" office:value="0.000258">
            <text:p>0,000258</text:p>
          </table:table-cell>
          <table:table-cell table:formula="of:=[.C8]/[.F8]" office:value-type="float" office:value="9.62790697674419">
            <text:p>9,6279069767</text:p>
          </table:table-cell>
          <table:table-cell office:value-type="float" office:value="0.000243">
            <text:p>0,000243</text:p>
          </table:table-cell>
          <table:table-cell table:formula="of:=[.C8]/[.H8]" office:value-type="float" office:value="10.2222222222222">
            <text:p>10,2222222222</text:p>
          </table:table-cell>
          <table:table-cell/>
          <table:table-cell table:formula="of:=[.K7]*16" office:value-type="float" office:value="65536">
            <text:p>65536</text:p>
          </table:table-cell>
          <table:table-cell office:value-type="float" office:value="0.001019">
            <text:p>0,001019</text:p>
          </table:table-cell>
          <table:table-cell office:value-type="float" office:value="0.000176">
            <text:p>0,000176</text:p>
          </table:table-cell>
          <table:table-cell table:formula="of:=[.L8]/[.M8]" office:value-type="float" office:value="5.78977272727273">
            <text:p>5,7897727273</text:p>
          </table:table-cell>
          <table:table-cell office:value-type="float" office:value="0.000131">
            <text:p>0,000131</text:p>
          </table:table-cell>
          <table:table-cell table:formula="of:=[.L8]/[.O8]" office:value-type="float" office:value="7.77862595419847">
            <text:p>7,7786259542</text:p>
          </table:table-cell>
          <table:table-cell office:value-type="float" office:value="0.000128">
            <text:p>0,000128</text:p>
          </table:table-cell>
          <table:table-cell table:formula="of:=[.L8]/[.Q8]" office:value-type="float" office:value="7.9609375">
            <text:p>7,9609375</text:p>
          </table:table-cell>
        </table:table-row>
        <table:table-row table:style-name="ro1">
          <table:table-cell/>
          <table:table-cell table:formula="of:=[.B8]*16" office:value-type="float" office:value="1048576">
            <text:p>1048576</text:p>
          </table:table-cell>
          <table:table-cell office:value-type="float" office:value="0.017804">
            <text:p>0,017804</text:p>
          </table:table-cell>
          <table:table-cell office:value-type="float" office:value="0.003887">
            <text:p>0,003887</text:p>
          </table:table-cell>
          <table:table-cell table:formula="of:=[.C9]/[.D9]" office:value-type="float" office:value="4.58039619243633">
            <text:p>4,5803961924</text:p>
          </table:table-cell>
          <table:table-cell office:value-type="float" office:value="0.003743">
            <text:p>0,003743</text:p>
          </table:table-cell>
          <table:table-cell table:formula="of:=[.C9]/[.F9]" office:value-type="float" office:value="4.75661234304034">
            <text:p>4,756612343</text:p>
          </table:table-cell>
          <table:table-cell office:value-type="float" office:value="0.003026">
            <text:p>0,003026</text:p>
          </table:table-cell>
          <table:table-cell table:formula="of:=[.C9]/[.H9]" office:value-type="float" office:value="5.8836748182419">
            <text:p>5,8836748182</text:p>
          </table:table-cell>
          <table:table-cell/>
          <table:table-cell table:formula="of:=[.K8]*16" office:value-type="float" office:value="1048576">
            <text:p>1048576</text:p>
          </table:table-cell>
          <table:table-cell office:value-type="float" office:value="0.019613">
            <text:p>0,019613</text:p>
          </table:table-cell>
          <table:table-cell office:value-type="float" office:value="0.001644">
            <text:p>0,001644</text:p>
          </table:table-cell>
          <table:table-cell table:formula="of:=[.L9]/[.M9]" office:value-type="float" office:value="11.9300486618005">
            <text:p>11,9300486618</text:p>
          </table:table-cell>
          <table:table-cell office:value-type="float" office:value="0.001689">
            <text:p>0,001689</text:p>
          </table:table-cell>
          <table:table-cell table:formula="of:=[.L9]/[.O9]" office:value-type="float" office:value="11.6121965660154">
            <text:p>11,612196566</text:p>
          </table:table-cell>
          <table:table-cell office:value-type="float" office:value="0.001065">
            <text:p>0,001065</text:p>
          </table:table-cell>
          <table:table-cell table:formula="of:=[.L9]/[.Q9]" office:value-type="float" office:value="18.4159624413146">
            <text:p>18,4159624413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p </meta:initial-creator>
    <meta:creation-date>2015-04-13T07:32:28</meta:creation-date>
    <dc:date>2015-04-13T15:00:19</dc:date>
    <dc:creator>utp </dc:creator>
    <meta:editing-duration>PT1H32M30S</meta:editing-duration>
    <meta:editing-cycles>14</meta:editing-cycles>
    <meta:generator>LibreOffice/3.5$Linux_X86_64 LibreOffice_project/350m1$Build-2</meta:generator>
    <meta:document-statistic meta:table-count="3" meta:cell-count="9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cm" svg:height="8.485cm" xlink:href=".." xlink:type="simple" chart:class="chart:scatter" chart:style-name="ch1">
        <chart:title svg:x="7.013cm" svg:y="0.305cm" chart:style-name="ch2">
          <text:p>Tiempos de ejecución</text:p>
        </chart:title>
        <chart:subtitle svg:x="8.071cm" svg:y="1.253cm" chart:style-name="ch3">
          <text:p>Blocksize=4</text:p>
        </chart:subtitle>
        <chart:legend chart:legend-position="end" svg:x="15.363cm" svg:y="3.196cm" style:legend-expansion="custom" chartooo:width="2.827cm" chartooo:height="2.092cm" style:legend-expansion-aspect-ratio="1.35133843212237" chart:style-name="ch4"/>
        <chart:plot-area chart:style-name="ch5" table:cell-range-address="Hoja1.B5:Hoja1.D9 Hoja1.C4:Hoja1.D4 Hoja1.F4:Hoja1.F9 Hoja1.H3:Hoja1.H9" chart:data-source-has-labels="row" svg:x="1.379cm" svg:y="2.274cm" svg:width="13.248cm" svg:height="5.061cm">
          <chartooo:coordinate-region svg:x="2.477cm" svg:y="2.473cm" svg:width="11.5cm" svg:height="4.215cm"/>
          <chart:axis chart:dimension="x" chart:name="primary-x" chart:style-name="ch6">
            <chart:title svg:x="7.827cm" svg:y="7.504cm" chart:style-name="ch7">
              <text:p>N</text:p>
            </chart:title>
          </chart:axis>
          <chart:axis chart:dimension="y" chart:name="primary-y" chart:style-name="ch6">
            <chart:title svg:x="0.451cm" svg:y="5.152cm" chart:style-name="ch8">
              <text:p>Seg</text:p>
            </chart:title>
            <chart:grid chart:style-name="ch9" chart:class="major"/>
          </chart:axis>
          <chart:series chart:style-name="ch10" chart:values-cell-range-address="Hoja1.C5:Hoja1.C9" chart:label-cell-address="Hoja1.C4:Hoja1.C4" chart:class="chart:scatter">
            <chart:domain table:cell-range-address="Hoja1.B5:Hoja1.B9"/>
            <chart:data-point chart:repeated="5"/>
          </chart:series>
          <chart:series chart:style-name="ch11" chart:values-cell-range-address="Hoja1.D5:Hoja1.D9" chart:label-cell-address="Hoja1.D4:Hoja1.D4" chart:class="chart:scatter">
            <chart:data-point chart:repeated="5"/>
          </chart:series>
          <chart:series chart:style-name="ch12" chart:values-cell-range-address="Hoja1.F5:Hoja1.F9" chart:label-cell-address="Hoja1.F4:Hoja1.F4" chart:class="chart:scatter">
            <chart:data-point chart:repeated="5"/>
          </chart:series>
          <chart:series chart:style-name="ch13" chart:values-cell-range-address="Hoja1.H5:Hoja1.H9" chart:label-cell-address="Hoja1.H3:Hoja1.H4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Secuencial</text:p>
                <draw:g>
                  <svg:desc>Hoja1.C4:Hoja1.C4</svg:desc>
                </draw:g>
              </table:table-cell>
              <table:table-cell office:value-type="string">
                <text:p>Basic</text:p>
                <draw:g>
                  <svg:desc>Hoja1.D4:Hoja1.D4</svg:desc>
                </draw:g>
              </table:table-cell>
              <table:table-cell office:value-type="string">
                <text:p>Caching</text:p>
                <draw:g>
                  <svg:desc>Hoja1.F4:Hoja1.F4</svg:desc>
                </draw:g>
              </table:table-cell>
              <table:table-cell office:value-type="string">
                <text:p>Tile</text:p>
                <text:list>
                  <text:list-item>
                    <text:p/>
                  </text:list-item>
                  <text:list-item>
                    <text:p>Tile</text:p>
                  </text:list-item>
                </text:list>
                <draw:g>
                  <svg:desc>Hoja1.H3:Hoja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Hoja1.B5:Hoja1.B9</svg:desc>
                </draw:g>
              </table:table-cell>
              <table:table-cell office:value-type="float" office:value="0.000001">
                <text:p>0.000001</text:p>
                <draw:g>
                  <svg:desc>Hoja1.C5:Hoja1.C9</svg:desc>
                </draw:g>
              </table:table-cell>
              <table:table-cell office:value-type="float" office:value="0.000049">
                <text:p>0.000049</text:p>
                <draw:g>
                  <svg:desc>Hoja1.D5:Hoja1.D9</svg:desc>
                </draw:g>
              </table:table-cell>
              <table:table-cell office:value-type="float" office:value="0.000035">
                <text:p>0.000035</text:p>
                <draw:g>
                  <svg:desc>Hoja1.F5:Hoja1.F9</svg:desc>
                </draw:g>
              </table:table-cell>
              <table:table-cell office:value-type="float" office:value="0.00003">
                <text:p>0.00003</text:p>
                <draw:g>
                  <svg:desc>Hoja1.H5:Hoja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5">
                <text:p>0.0000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0.002484">
                <text:p>0.002484</text:p>
              </table:table-cell>
              <table:table-cell office:value-type="float" office:value="0.000308">
                <text:p>0.000308</text:p>
              </table:table-cell>
              <table:table-cell office:value-type="float" office:value="0.000258">
                <text:p>0.000258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0.017804">
                <text:p>0.017804</text:p>
              </table:table-cell>
              <table:table-cell office:value-type="float" office:value="0.003887">
                <text:p>0.003887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026">
                <text:p>0.003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4cm" svg:height="8.992cm" xlink:href=".." xlink:type="simple" chart:class="chart:scatter" chart:style-name="ch1">
        <chart:title svg:x="6.753cm" svg:y="0.315cm" chart:style-name="ch2">
          <text:p>Aceleración</text:p>
        </chart:title>
        <chart:subtitle svg:x="6.858cm" svg:y="1.273cm" chart:style-name="ch3">
          <text:p>Blocksize=4</text:p>
        </chart:subtitle>
        <chart:legend chart:legend-position="end" svg:x="13.386cm" svg:y="3.699cm" style:legend-expansion="high" chart:style-name="ch4"/>
        <chart:plot-area chart:style-name="ch5" table:cell-range-address="Hoja1.B5:Hoja1.B9 Hoja1.D4:Hoja1.D4 Hoja1.E5:Hoja1.E9 Hoja1.F4:Hoja1.F4 Hoja1.G5:Hoja1.G9 Hoja1.H4:Hoja1.H4 Hoja1.I5:Hoja1.I9" chart:data-source-has-labels="row" svg:x="1.33cm" svg:y="2.314cm" svg:width="11.418cm" svg:height="5.518cm">
          <chartooo:coordinate-region svg:x="1.951cm" svg:y="2.513cm" svg:width="10.148cm" svg:height="4.672cm"/>
          <chart:axis chart:dimension="x" chart:name="primary-x" chart:style-name="ch6">
            <chart:title svg:x="6.863cm" svg:y="8.011cm" chart:style-name="ch7">
              <text:p>N</text:p>
            </chart:title>
          </chart:axis>
          <chart:axis chart:dimension="y" chart:name="primary-y" chart:style-name="ch6">
            <chart:title svg:x="0.451cm" svg:y="5.408cm" chart:style-name="ch8">
              <text:p>seg</text:p>
            </chart:title>
            <chart:grid chart:style-name="ch9" chart:class="major"/>
          </chart:axis>
          <chart:series chart:style-name="ch10" chart:values-cell-range-address="Hoja1.E5:Hoja1.E9" chart:label-cell-address="Hoja1.D4:Hoja1.D4" chart:class="chart:scatter">
            <chart:domain table:cell-range-address="Hoja1.B5:Hoja1.B9"/>
            <chart:data-point chart:repeated="5"/>
          </chart:series>
          <chart:series chart:style-name="ch11" chart:values-cell-range-address="Hoja1.G5:Hoja1.G9" chart:label-cell-address="Hoja1.F4:Hoja1.F4" chart:class="chart:scatter">
            <chart:data-point chart:repeated="5"/>
          </chart:series>
          <chart:series chart:style-name="ch12" chart:values-cell-range-address="Hoja1.I5:Hoja1.I9" chart:label-cell-address="Hoja1.H4:Hoja1.H4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Basic</text:p>
                <draw:g>
                  <svg:desc>Hoja1.D4:Hoja1.D4</svg:desc>
                </draw:g>
              </table:table-cell>
              <table:table-cell office:value-type="string">
                <text:p>Caching</text:p>
                <draw:g>
                  <svg:desc>Hoja1.F4:Hoja1.F4</svg:desc>
                </draw:g>
              </table:table-cell>
              <table:table-cell office:value-type="string">
                <text:p>Tile</text:p>
                <draw:g>
                  <svg:desc>Hoja1.H4:Hoja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Hoja1.B5:Hoja1.B9</svg:desc>
                </draw:g>
              </table:table-cell>
              <table:table-cell office:value-type="float" office:value="0.0204081632653061">
                <text:p>0.0204081632653061</text:p>
                <draw:g>
                  <svg:desc>Hoja1.E5:Hoja1.E9</svg:desc>
                </draw:g>
              </table:table-cell>
              <table:table-cell office:value-type="float" office:value="0.0285714285714286">
                <text:p>0.0285714285714286</text:p>
                <draw:g>
                  <svg:desc>Hoja1.G5:Hoja1.G9</svg:desc>
                </draw:g>
              </table:table-cell>
              <table:table-cell office:value-type="float" office:value="0.0333333333333333">
                <text:p>0.0333333333333333</text:p>
                <draw:g>
                  <svg:desc>Hoja1.I5:Hoja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12">
                <text:p>0.1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1.42222222222222">
                <text:p>1.42222222222222</text:p>
              </table:table-cell>
              <table:table-cell office:value-type="float" office:value="1.52380952380952">
                <text:p>1.52380952380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8.06493506493507">
                <text:p>8.06493506493507</text:p>
              </table:table-cell>
              <table:table-cell office:value-type="float" office:value="9.62790697674419">
                <text:p>9.62790697674419</text:p>
              </table:table-cell>
              <table:table-cell office:value-type="float" office:value="10.2222222222222">
                <text:p>10.2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4.58039619243633">
                <text:p>4.58039619243633</text:p>
              </table:table-cell>
              <table:table-cell office:value-type="float" office:value="4.75661234304034">
                <text:p>4.75661234304034</text:p>
              </table:table-cell>
              <table:table-cell office:value-type="float" office:value="5.8836748182419">
                <text:p>5.88367481824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title svg:x="5.814cm" svg:y="0.315cm" chart:style-name="ch2">
          <text:p>Tiempos de ejecución</text:p>
        </chart:title>
        <chart:subtitle svg:x="6.767cm" svg:y="1.273cm" chart:style-name="ch3">
          <text:p>Blocksize=32</text:p>
        </chart:subtitle>
        <chart:legend chart:legend-position="end" svg:x="12.966cm" svg:y="3.45cm" style:legend-expansion="custom" chartooo:width="2.827cm" chartooo:height="2.092cm" style:legend-expansion-aspect-ratio="1.35133843212237" chart:style-name="ch4"/>
        <chart:plot-area chart:style-name="ch5" table:cell-range-address="Hoja1.K5:Hoja1.M9 Hoja1.L4:Hoja1.M4 Hoja1.O4:Hoja1.O9 Hoja1.Q4:Hoja1.Q9" chart:data-source-has-labels="row" svg:x="1.331cm" svg:y="2.314cm" svg:width="10.995cm" svg:height="5.518cm">
          <chartooo:coordinate-region svg:x="2.429cm" svg:y="2.513cm" svg:width="9.247cm" svg:height="4.672cm"/>
          <chart:axis chart:dimension="x" chart:name="primary-x" chart:style-name="ch6">
            <chart:title svg:x="6.652cm" svg:y="8.011cm" chart:style-name="ch7">
              <text:p>N</text:p>
            </chart:title>
          </chart:axis>
          <chart:axis chart:dimension="y" chart:name="primary-y" chart:style-name="ch6">
            <chart:title svg:x="0.451cm" svg:y="5.421cm" chart:style-name="ch8">
              <text:p>Seg</text:p>
            </chart:title>
            <chart:grid chart:style-name="ch9" chart:class="major"/>
          </chart:axis>
          <chart:series chart:style-name="ch10" chart:values-cell-range-address="Hoja1.L5:Hoja1.L9" chart:label-cell-address="Hoja1.L4:Hoja1.L4" chart:class="chart:scatter">
            <chart:domain table:cell-range-address="Hoja1.K5:Hoja1.K9"/>
            <chart:data-point chart:repeated="5"/>
          </chart:series>
          <chart:series chart:style-name="ch11" chart:values-cell-range-address="Hoja1.M5:Hoja1.M9" chart:label-cell-address="Hoja1.M4:Hoja1.M4" chart:class="chart:scatter">
            <chart:data-point chart:repeated="5"/>
          </chart:series>
          <chart:series chart:style-name="ch12" chart:values-cell-range-address="Hoja1.O5:Hoja1.O9" chart:label-cell-address="Hoja1.O4:Hoja1.O4" chart:class="chart:scatter">
            <chart:data-point chart:repeated="5"/>
          </chart:series>
          <chart:series chart:style-name="ch13" chart:values-cell-range-address="Hoja1.Q5:Hoja1.Q9" chart:label-cell-address="Hoja1.Q4:Hoja1.Q4" chart:class="chart:scatter">
            <chart:domain table:cell-range-address="Hoja1.L5:Hoja1.L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>Secuencial</text:p>
                <draw:g>
                  <svg:desc>Hoja1.L4:Hoja1.L4</svg:desc>
                </draw:g>
              </table:table-cell>
              <table:table-cell office:value-type="string">
                <text:p>Basic</text:p>
                <draw:g>
                  <svg:desc>Hoja1.M4:Hoja1.M4</svg:desc>
                </draw:g>
              </table:table-cell>
              <table:table-cell office:value-type="string">
                <text:p>Caching</text:p>
                <draw:g>
                  <svg:desc>Hoja1.O4:Hoja1.O4</svg:desc>
                </draw:g>
              </table:table-cell>
              <table:table-cell office:value-type="string">
                <text:p>Columna L</text:p>
              </table:table-cell>
              <table:table-cell office:value-type="string">
                <text:p>Tile</text:p>
                <draw:g>
                  <svg:desc>Hoja1.Q4:Hoja1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Hoja1.K5:Hoja1.K9</svg:desc>
                </draw:g>
              </table:table-cell>
              <table:table-cell office:value-type="float" office:value="0.000003">
                <text:p>0.000003</text:p>
                <draw:g>
                  <svg:desc>Hoja1.L5:Hoja1.L9</svg:desc>
                </draw:g>
              </table:table-cell>
              <table:table-cell office:value-type="float" office:value="0.00005">
                <text:p>0.00005</text:p>
                <draw:g>
                  <svg:desc>Hoja1.M5:Hoja1.M9</svg:desc>
                </draw:g>
              </table:table-cell>
              <table:table-cell office:value-type="float" office:value="0.000029">
                <text:p>0.000029</text:p>
                <draw:g>
                  <svg:desc>Hoja1.O5:Hoja1.O9</svg:desc>
                </draw:g>
              </table:table-cell>
              <table:table-cell office:value-type="float" office:value="0.000003">
                <text:p>0.000003</text:p>
                <draw:g>
                  <svg:desc>Hoja1.L5:Hoja1.L9</svg:desc>
                </draw:g>
              </table:table-cell>
              <table:table-cell office:value-type="float" office:value="0.000027">
                <text:p>0.000027</text:p>
                <draw:g>
                  <svg:desc>Hoja1.Q5:Hoja1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0.001019">
                <text:p>0.001019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131">
                <text:p>0.000131</text:p>
              </table:table-cell>
              <table:table-cell office:value-type="float" office:value="0.001019">
                <text:p>0.00101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0.019613">
                <text:p>0.019613</text:p>
              </table:table-cell>
              <table:table-cell office:value-type="float" office:value="0.001644">
                <text:p>0.001644</text:p>
              </table:table-cell>
              <table:table-cell office:value-type="float" office:value="0.001689">
                <text:p>0.001689</text:p>
              </table:table-cell>
              <table:table-cell office:value-type="float" office:value="0.019613">
                <text:p>0.019613</text:p>
              </table:table-cell>
              <table:table-cell office:value-type="float" office:value="0.001065">
                <text:p>0.0010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title svg:x="6.767cm" svg:y="0.315cm" chart:style-name="ch2">
          <text:p>Aceleración</text:p>
        </chart:title>
        <chart:subtitle svg:x="6.767cm" svg:y="1.273cm" chart:style-name="ch3">
          <text:p>Blocksize=32</text:p>
        </chart:subtitle>
        <chart:legend chart:legend-position="end" svg:x="12.86cm" svg:y="3.699cm" style:legend-expansion="high" chart:style-name="ch4"/>
        <chart:plot-area chart:style-name="ch5" table:cell-range-address="Hoja1.K5:Hoja1.K9 Hoja1.N4:Hoja1.N9 Hoja1.O4:Hoja1.O4 Hoja1.P5:Hoja1.P9 Hoja1.Q4:Hoja1.Q4 Hoja1.R5:Hoja1.R9" chart:data-source-has-labels="row" svg:x="0.77cm" svg:y="2.314cm" svg:width="11.45cm" svg:height="6.079cm">
          <chartooo:coordinate-region svg:x="1.391cm" svg:y="2.513cm" svg:width="10.179cm" svg:height="5.23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N5:Hoja1.N9" chart:label-cell-address="Hoja1.N4:Hoja1.N4" chart:class="chart:scatter">
            <chart:domain table:cell-range-address="Hoja1.K5:Hoja1.K9"/>
            <chart:data-point chart:repeated="5"/>
          </chart:series>
          <chart:series chart:style-name="ch9" chart:values-cell-range-address="Hoja1.P5:Hoja1.P9" chart:label-cell-address="Hoja1.O4:Hoja1.O4" chart:class="chart:scatter">
            <chart:data-point chart:repeated="5"/>
          </chart:series>
          <chart:series chart:style-name="ch10" chart:values-cell-range-address="Hoja1.R5:Hoja1.R9" chart:label-cell-address="Hoja1.Q4:Hoja1.Q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>Aceleración</text:p>
                <draw:g>
                  <svg:desc>Hoja1.N4:Hoja1.N4</svg:desc>
                </draw:g>
              </table:table-cell>
              <table:table-cell office:value-type="string">
                <text:p>Caching</text:p>
                <draw:g>
                  <svg:desc>Hoja1.O4:Hoja1.O4</svg:desc>
                </draw:g>
              </table:table-cell>
              <table:table-cell office:value-type="string">
                <text:p>Tile</text:p>
                <draw:g>
                  <svg:desc>Hoja1.Q4:Hoja1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Hoja1.K5:Hoja1.K9</svg:desc>
                </draw:g>
              </table:table-cell>
              <table:table-cell office:value-type="float" office:value="0.06">
                <text:p>0.06</text:p>
                <draw:g>
                  <svg:desc>Hoja1.N5:Hoja1.N9</svg:desc>
                </draw:g>
              </table:table-cell>
              <table:table-cell office:value-type="float" office:value="0.103448275862069">
                <text:p>0.103448275862069</text:p>
                <draw:g>
                  <svg:desc>Hoja1.P5:Hoja1.P9</svg:desc>
                </draw:g>
              </table:table-cell>
              <table:table-cell office:value-type="float" office:value="0.111111111111111">
                <text:p>0.111111111111111</text:p>
                <draw:g>
                  <svg:desc>Hoja1.R5:Hoja1.R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1.47368421052632">
                <text:p>1.4736842105263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5.78977272727273">
                <text:p>5.78977272727273</text:p>
              </table:table-cell>
              <table:table-cell office:value-type="float" office:value="7.77862595419847">
                <text:p>7.77862595419847</text:p>
              </table:table-cell>
              <table:table-cell office:value-type="float" office:value="7.9609375">
                <text:p>7.96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11.9300486618005">
                <text:p>11.9300486618005</text:p>
              </table:table-cell>
              <table:table-cell office:value-type="float" office:value="11.6121965660154">
                <text:p>11.6121965660154</text:p>
              </table:table-cell>
              <table:table-cell office:value-type="float" office:value="18.4159624413146">
                <text:p>18.41596244131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Tiempos de ejecución Algoritmos Paralelos</text:p>
        </chart:title>
        <chart:subtitle svg:x="6.938cm" svg:y="1.275cm" chart:style-name="ch3">
          <text:p>Blocksize 4</text:p>
        </chart:subtitle>
        <chart:legend chart:legend-position="end" svg:x="13.412cm" svg:y="3.703cm" style:legend-expansion="high" chart:style-name="ch4"/>
        <chart:plot-area chart:style-name="ch5" table:cell-range-address="Hoja1.B5:Hoja1.B9 Hoja1.D4:Hoja1.D9 Hoja1.F4:Hoja1.F9 Hoja1.H4:Hoja1.H9" chart:data-source-has-labels="row" svg:x="0.77cm" svg:y="2.318cm" svg:width="12.002cm" svg:height="6.082cm">
          <chartooo:coordinate-region svg:x="2.053cm" svg:y="2.517cm" svg:width="10.07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D5:Hoja1.D9" chart:label-cell-address="Hoja1.D4:Hoja1.D4" chart:class="chart:scatter">
            <chart:domain table:cell-range-address="Hoja1.B5:Hoja1.B9"/>
            <chart:data-point chart:repeated="5"/>
          </chart:series>
          <chart:series chart:style-name="ch9" chart:values-cell-range-address="Hoja1.F5:Hoja1.F9" chart:label-cell-address="Hoja1.F4:Hoja1.F4" chart:class="chart:scatter">
            <chart:data-point chart:repeated="5"/>
          </chart:series>
          <chart:series chart:style-name="ch10" chart:values-cell-range-address="Hoja1.H5:Hoja1.H9" chart:label-cell-address="Hoja1.H4:Hoja1.H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Basic</text:p>
                <draw:g>
                  <svg:desc>Hoja1.D4:Hoja1.D4</svg:desc>
                </draw:g>
              </table:table-cell>
              <table:table-cell office:value-type="string">
                <text:p>Caching</text:p>
                <draw:g>
                  <svg:desc>Hoja1.F4:Hoja1.F4</svg:desc>
                </draw:g>
              </table:table-cell>
              <table:table-cell office:value-type="string">
                <text:p>Tile</text:p>
                <draw:g>
                  <svg:desc>Hoja1.H4:Hoja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Hoja1.B5:Hoja1.B9</svg:desc>
                </draw:g>
              </table:table-cell>
              <table:table-cell office:value-type="float" office:value="0.000049">
                <text:p>0.000049</text:p>
                <draw:g>
                  <svg:desc>Hoja1.D5:Hoja1.D9</svg:desc>
                </draw:g>
              </table:table-cell>
              <table:table-cell office:value-type="float" office:value="0.000035">
                <text:p>0.000035</text:p>
                <draw:g>
                  <svg:desc>Hoja1.F5:Hoja1.F9</svg:desc>
                </draw:g>
              </table:table-cell>
              <table:table-cell office:value-type="float" office:value="0.00003">
                <text:p>0.00003</text:p>
                <draw:g>
                  <svg:desc>Hoja1.H5:Hoja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0005">
                <text:p>0.0000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0.000308">
                <text:p>0.000308</text:p>
              </table:table-cell>
              <table:table-cell office:value-type="float" office:value="0.000258">
                <text:p>0.000258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0.003887">
                <text:p>0.003887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026">
                <text:p>0.0030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4cm" svg:height="8.992cm" xlink:href=".." xlink:type="simple" chart:class="chart:scatter" chart:style-name="ch1">
        <chart:title svg:x="4.729cm" svg:y="0.315cm" chart:style-name="ch2">
          <text:p>Aceleración Algoritmos Paralelos</text:p>
        </chart:title>
        <chart:subtitle svg:x="6.753cm" svg:y="1.273cm" chart:style-name="ch3">
          <text:p>Blocksize=32</text:p>
        </chart:subtitle>
        <chart:legend chart:legend-position="end" svg:x="13.386cm" svg:y="3.699cm" style:legend-expansion="high" chart:style-name="ch4"/>
        <chart:plot-area chart:style-name="ch5" table:cell-range-address="Hoja1.K5:Hoja1.K9 Hoja1.M4:Hoja1.M9 Hoja1.O4:Hoja1.O9 Hoja1.Q4:Hoja1.Q9" chart:data-source-has-labels="row" svg:x="0.769cm" svg:y="2.314cm" svg:width="11.979cm" svg:height="6.079cm">
          <chartooo:coordinate-region svg:x="2.052cm" svg:y="2.513cm" svg:width="10.046cm" svg:height="5.23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M5:Hoja1.M9" chart:label-cell-address="Hoja1.M4:Hoja1.M4" chart:class="chart:scatter">
            <chart:domain table:cell-range-address="Hoja1.K5:Hoja1.K9"/>
            <chart:data-point chart:repeated="5"/>
          </chart:series>
          <chart:series chart:style-name="ch9" chart:values-cell-range-address="Hoja1.O5:Hoja1.O9" chart:label-cell-address="Hoja1.O4:Hoja1.O4" chart:class="chart:scatter">
            <chart:data-point chart:repeated="5"/>
          </chart:series>
          <chart:series chart:style-name="ch10" chart:values-cell-range-address="Hoja1.Q5:Hoja1.Q9" chart:label-cell-address="Hoja1.Q4:Hoja1.Q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>Basic</text:p>
                <draw:g>
                  <svg:desc>Hoja1.M4:Hoja1.M4</svg:desc>
                </draw:g>
              </table:table-cell>
              <table:table-cell office:value-type="string">
                <text:p>Caching</text:p>
                <draw:g>
                  <svg:desc>Hoja1.O4:Hoja1.O4</svg:desc>
                </draw:g>
              </table:table-cell>
              <table:table-cell office:value-type="string">
                <text:p>Tile</text:p>
                <draw:g>
                  <svg:desc>Hoja1.Q4:Hoja1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Hoja1.K5:Hoja1.K9</svg:desc>
                </draw:g>
              </table:table-cell>
              <table:table-cell office:value-type="float" office:value="0.00005">
                <text:p>0.00005</text:p>
                <draw:g>
                  <svg:desc>Hoja1.M5:Hoja1.M9</svg:desc>
                </draw:g>
              </table:table-cell>
              <table:table-cell office:value-type="float" office:value="0.000029">
                <text:p>0.000029</text:p>
                <draw:g>
                  <svg:desc>Hoja1.O5:Hoja1.O9</svg:desc>
                </draw:g>
              </table:table-cell>
              <table:table-cell office:value-type="float" office:value="0.000027">
                <text:p>0.000027</text:p>
                <draw:g>
                  <svg:desc>Hoja1.Q5:Hoja1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0.001644">
                <text:p>0.001644</text:p>
              </table:table-cell>
              <table:table-cell office:value-type="float" office:value="0.001689">
                <text:p>0.001689</text:p>
              </table:table-cell>
              <table:table-cell office:value-type="float" office:value="0.001065">
                <text:p>0.0010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